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1: Linear Regression w/ 10 x inpu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Run 1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80" calcext:value-type="float">
            <text:p>1737680</text:p>
          </table:table-cell>
          <table:table-cell office:value-type="float" office:value="1737695" calcext:value-type="float">
            <text:p>1737695</text:p>
          </table:table-cell>
          <table:table-cell office:value-type="float" office:value="1739000" calcext:value-type="float">
            <text:p>1739000</text:p>
          </table:table-cell>
          <table:table-cell office:value-type="float" office:value="1739188" calcext:value-type="float">
            <text:p>1739188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[.D4]-[.C4]" office:value-type="float" office:value="1305" calcext:value-type="float">
            <text:p>1305</text:p>
          </table:table-cell>
          <table:table-cell table:formula="of:=[.E4]-[.D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58" calcext:value-type="float">
            <text:p>3206858</text:p>
          </table:table-cell>
          <table:table-cell office:value-type="float" office:value="3206892" calcext:value-type="float">
            <text:p>3206892</text:p>
          </table:table-cell>
          <table:table-cell office:value-type="float" office:value="3209310" calcext:value-type="float">
            <text:p>3209310</text:p>
          </table:table-cell>
          <table:table-cell office:value-type="float" office:value="3209649" calcext:value-type="float">
            <text:p>3209649</text:p>
          </table:table-cell>
          <table:table-cell/>
          <table:table-cell table:formula="of:=[.C5]-[.B5]" office:value-type="float" office:value="34" calcext:value-type="float">
            <text:p>34</text:p>
          </table:table-cell>
          <table:table-cell table:formula="of:=[.D5]-[.C5]" office:value-type="float" office:value="2418" calcext:value-type="float">
            <text:p>2418</text:p>
          </table:table-cell>
          <table:table-cell table:formula="of:=[.E5]-[.D5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7]-[.B7]" office:value-type="float" office:value="0" calcext:value-type="float">
            <text:p>0</text:p>
          </table:table-cell>
          <table:table-cell table:formula="of:=[.D7]-[.C7]" office:value-type="float" office:value="74" calcext:value-type="float">
            <text:p>74</text:p>
          </table:table-cell>
          <table:table-cell table:formula="of:=[.E7]-[.D7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2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92" calcext:value-type="float">
            <text:p>1737692</text:p>
          </table:table-cell>
          <table:table-cell office:value-type="float" office:value="1737707" calcext:value-type="float">
            <text:p>1737707</text:p>
          </table:table-cell>
          <table:table-cell office:value-type="float" office:value="1739012" calcext:value-type="float">
            <text:p>1739012</text:p>
          </table:table-cell>
          <table:table-cell office:value-type="float" office:value="1739200" calcext:value-type="float">
            <text:p>1739200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[.D11]-[.C11]" office:value-type="float" office:value="1305" calcext:value-type="float">
            <text:p>1305</text:p>
          </table:table-cell>
          <table:table-cell table:formula="of:=[.E11]-[.D11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78" calcext:value-type="float">
            <text:p>3206878</text:p>
          </table:table-cell>
          <table:table-cell office:value-type="float" office:value="3206912" calcext:value-type="float">
            <text:p>3206912</text:p>
          </table:table-cell>
          <table:table-cell office:value-type="float" office:value="3209330" calcext:value-type="float">
            <text:p>3209330</text:p>
          </table:table-cell>
          <table:table-cell office:value-type="float" office:value="3209669" calcext:value-type="float">
            <text:p>3209669</text:p>
          </table:table-cell>
          <table:table-cell/>
          <table:table-cell table:formula="of:=[.C12]-[.B12]" office:value-type="float" office:value="34" calcext:value-type="float">
            <text:p>34</text:p>
          </table:table-cell>
          <table:table-cell table:formula="of:=[.D12]-[.C12]" office:value-type="float" office:value="2418" calcext:value-type="float">
            <text:p>2418</text:p>
          </table:table-cell>
          <table:table-cell table:formula="of:=[.E12]-[.D12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14]-[.B14]" office:value-type="float" office:value="0" calcext:value-type="float">
            <text:p>0</text:p>
          </table:table-cell>
          <table:table-cell table:formula="of:=[.D14]-[.C14]" office:value-type="float" office:value="74" calcext:value-type="float">
            <text:p>74</text:p>
          </table:table-cell>
          <table:table-cell table:formula="of:=[.E14]-[.D14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3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62" calcext:value-type="float">
            <text:p>1737662</text:p>
          </table:table-cell>
          <table:table-cell office:value-type="float" office:value="1737677" calcext:value-type="float">
            <text:p>1737677</text:p>
          </table:table-cell>
          <table:table-cell office:value-type="float" office:value="1738982" calcext:value-type="float">
            <text:p>1738982</text:p>
          </table:table-cell>
          <table:table-cell office:value-type="float" office:value="1739170" calcext:value-type="float">
            <text:p>1739170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[.D18]-[.C18]" office:value-type="float" office:value="1305" calcext:value-type="float">
            <text:p>1305</text:p>
          </table:table-cell>
          <table:table-cell table:formula="of:=[.E18]-[.D18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28" calcext:value-type="float">
            <text:p>3206828</text:p>
          </table:table-cell>
          <table:table-cell office:value-type="float" office:value="3206862" calcext:value-type="float">
            <text:p>3206862</text:p>
          </table:table-cell>
          <table:table-cell office:value-type="float" office:value="3209280" calcext:value-type="float">
            <text:p>3209280</text:p>
          </table:table-cell>
          <table:table-cell office:value-type="float" office:value="3209619" calcext:value-type="float">
            <text:p>3209619</text:p>
          </table:table-cell>
          <table:table-cell/>
          <table:table-cell table:formula="of:=[.C19]-[.B19]" office:value-type="float" office:value="34" calcext:value-type="float">
            <text:p>34</text:p>
          </table:table-cell>
          <table:table-cell table:formula="of:=[.D19]-[.C19]" office:value-type="float" office:value="2418" calcext:value-type="float">
            <text:p>2418</text:p>
          </table:table-cell>
          <table:table-cell table:formula="of:=[.E19]-[.D19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1]-[.B21]" office:value-type="float" office:value="0" calcext:value-type="float">
            <text:p>0</text:p>
          </table:table-cell>
          <table:table-cell table:formula="of:=[.D21]-[.C21]" office:value-type="float" office:value="74" calcext:value-type="float">
            <text:p>74</text:p>
          </table:table-cell>
          <table:table-cell table:formula="of:=[.E21]-[.D21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4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77" calcext:value-type="float">
            <text:p>1737677</text:p>
          </table:table-cell>
          <table:table-cell office:value-type="float" office:value="1737692" calcext:value-type="float">
            <text:p>1737692</text:p>
          </table:table-cell>
          <table:table-cell office:value-type="float" office:value="1738997" calcext:value-type="float">
            <text:p>1738997</text:p>
          </table:table-cell>
          <table:table-cell office:value-type="float" office:value="1739185" calcext:value-type="float">
            <text:p>1739185</text:p>
          </table:table-cell>
          <table:table-cell/>
          <table:table-cell table:formula="of:=[.C25]-[.B25]" office:value-type="float" office:value="15" calcext:value-type="float">
            <text:p>15</text:p>
          </table:table-cell>
          <table:table-cell table:formula="of:=[.D25]-[.C25]" office:value-type="float" office:value="1305" calcext:value-type="float">
            <text:p>1305</text:p>
          </table:table-cell>
          <table:table-cell table:formula="of:=[.E25]-[.D2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53" calcext:value-type="float">
            <text:p>3206853</text:p>
          </table:table-cell>
          <table:table-cell office:value-type="float" office:value="3206887" calcext:value-type="float">
            <text:p>3206887</text:p>
          </table:table-cell>
          <table:table-cell office:value-type="float" office:value="3209305" calcext:value-type="float">
            <text:p>3209305</text:p>
          </table:table-cell>
          <table:table-cell office:value-type="float" office:value="3209644" calcext:value-type="float">
            <text:p>3209644</text:p>
          </table:table-cell>
          <table:table-cell/>
          <table:table-cell table:formula="of:=[.C26]-[.B26]" office:value-type="float" office:value="34" calcext:value-type="float">
            <text:p>34</text:p>
          </table:table-cell>
          <table:table-cell table:formula="of:=[.D26]-[.C26]" office:value-type="float" office:value="2418" calcext:value-type="float">
            <text:p>2418</text:p>
          </table:table-cell>
          <table:table-cell table:formula="of:=[.E26]-[.D26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8]-[.B28]" office:value-type="float" office:value="0" calcext:value-type="float">
            <text:p>0</text:p>
          </table:table-cell>
          <table:table-cell table:formula="of:=[.D28]-[.C28]" office:value-type="float" office:value="74" calcext:value-type="float">
            <text:p>74</text:p>
          </table:table-cell>
          <table:table-cell table:formula="of:=[.E28]-[.D2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5:48:07.166007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8:19.812806525</meta:creation-date>
    <dc:date>2022-02-22T16:09:51.356964802</dc:date>
    <meta:editing-duration>PT15M23S</meta:editing-duration>
    <meta:editing-cycles>2</meta:editing-cycles>
    <meta:generator>LibreOffice/6.4.7.2$Linux_X86_64 LibreOffice_project/40$Build-2</meta:generator>
    <meta:document-statistic meta:table-count="1" meta:cell-count="161" meta:object-count="0"/>
  </office:meta>
</office:document-meta>
</file>